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be9f6" officeooo:paragraph-rsid="001be9f6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2">
      <style:text-properties style:font-name="Times New Roman" fo:font-weight="normal" officeooo:rsid="001be9f6" officeooo:paragraph-rsid="001be9f6" style:font-weight-asian="normal" style:font-weight-complex="normal"/>
    </style:style>
    <style:style style:name="P4" style:family="paragraph" style:parent-style-name="Text_20_body" style:list-style-name="L2">
      <style:text-properties style:font-name="Times New Roman" fo:font-weight="normal" officeooo:rsid="001be9f6" officeooo:paragraph-rsid="001e9731" style:font-weight-asian="normal" style:font-weight-complex="normal"/>
    </style:style>
    <style:style style:name="P5" style:family="paragraph" style:parent-style-name="Text_20_body" style:list-style-name="L2">
      <style:text-properties style:font-name="Times New Roman" fo:font-weight="normal" officeooo:rsid="001be9f6" officeooo:paragraph-rsid="002009cb" style:font-weight-asian="normal" style:font-weight-complex="normal"/>
    </style:style>
    <style:style style:name="P6" style:family="paragraph" style:parent-style-name="Text_20_body" style:list-style-name="L2">
      <style:text-properties style:font-name="Times New Roman" fo:font-weight="normal" officeooo:rsid="002009cb" officeooo:paragraph-rsid="002009cb" style:font-weight-asian="normal" style:font-weight-complex="normal"/>
    </style:style>
    <style:style style:name="P7" style:family="paragraph" style:parent-style-name="Text_20_body">
      <style:text-properties style:font-name="Times New Roman" fo:font-weight="normal" officeooo:rsid="002009cb" officeooo:paragraph-rsid="002009cb" style:font-weight-asian="normal" style:font-weight-complex="normal"/>
    </style:style>
    <style:style style:name="P8" style:family="paragraph" style:parent-style-name="Heading_20_2">
      <style:text-properties style:font-name="Times New Roman"/>
    </style:style>
    <style:style style:name="P9" style:family="paragraph" style:parent-style-name="Heading_20_2">
      <style:text-properties style:font-name="Times New Roman" fo:font-weight="bold" style:font-weight-asian="bold" style:font-weight-complex="bold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template">
      <style:text-properties style:font-name="Times New Roman" officeooo:rsid="001be9f6" officeooo:paragraph-rsid="001be9f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cc86a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9731" style:font-style-asian="normal" style:font-style-complex="normal"/>
    </style:style>
    <style:style style:name="T5" style:family="text">
      <style:text-properties fo:font-style="normal" officeooo:rsid="002009cb" style:font-style-asian="normal" style:font-style-complex="normal"/>
    </style:style>
    <style:style style:name="T6" style:family="text">
      <style:text-properties fo:font-style="normal" officeooo:rsid="0022556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JAL Group</text:h>
      <text:p text:style-name="P1"/>
      <text:p text:style-name="P1">Josh King</text:p>
      <text:p text:style-name="P1">Landen Marchand</text:p>
      <text:p text:style-name="P1">Andrew Unger</text:p>
      <text:p text:style-name="P1"/>
      <text:h text:style-name="P8" text:outline-level="2">System Charter Statement</text:h>
      <text:p text:style-name="P1"/>
      <text:p text:style-name="P11"><text:span text:style-name="T1"><text:tab/>Project Codename Olympia manages the registration of individuals and teams, scheduling of events, allocation of qualified judges, and </text:span><text:span text:style-name="T2">manages</text:span><text:span text:style-name="T1"> a running database of scores and standings for the Winter Olympics skating events </text:span><text:span text:style-name="T2">which, in turn, </text:span><text:span text:style-name="T1">provide</text:span><text:span text:style-name="T2">s</text:span><text:span text:style-name="T1"> a fully automated system for the Olympic League. </text:span></text:p>
      <text:p text:style-name="P11"/>
      <text:h text:style-name="P9" text:outline-level="2"><text:span text:style-name="T3">System Function Statement</text:span></text:h>
      <text:p text:style-name="P2"/>
      <text:list xml:id="list4310138158246952873" text:style-name="L2">
        <text:list-item>
          <text:p text:style-name="P3"><text:span text:style-name="T3">Register countries as teams</text:span></text:p>
        </text:list-item>
        <text:list-item>
          <text:p text:style-name="P3"><text:span text:style-name="T3">Register individuals (</text:span><text:span text:style-name="T5">skaters</text:span><text:span text:style-name="T3">) per team (country)</text:span></text:p>
        </text:list-item>
        <text:list-item>
          <text:p text:style-name="P4"><text:span text:style-name="T3">Keep record of </text:span><text:span text:style-name="T4">all </text:span><text:span text:style-name="T3">events </text:span><text:span text:style-name="T4">in Winter Olympics</text:span></text:p>
        </text:list-item>
        <text:list-item>
          <text:p text:style-name="P5"><text:span text:style-name="T4">Keep track of what events are held on what rink and at what time</text:span></text:p>
        </text:list-item>
        <text:list-item>
          <text:p text:style-name="P6"><text:span text:style-name="T4">O</text:span><text:span text:style-name="T3">rganize when each team will compete in each event (heats, semifinals, etc)</text:span></text:p>
        </text:list-item>
        <text:list-item>
          <text:p text:style-name="P5"><text:span text:style-name="T3">Allocate appropriate number of qualified judges for each event</text:span></text:p>
        </text:list-item>
        <text:list-item>
          <text:p text:style-name="P3"><text:span text:style-name="T3">Keep record of scores per event </text:span></text:p>
        </text:list-item>
        <text:list-item>
          <text:p text:style-name="P6"><text:span text:style-name="T3">Display scores for each event </text:span></text:p>
        </text:list-item>
        <text:list-item>
          <text:p text:style-name="P3"><text:span text:style-name="T3">Keep cumulative scores as Winter Olympics progresses</text:span></text:p>
        </text:list-item>
        <text:list-item>
          <text:p text:style-name="P6"><text:span text:style-name="T3">Display </text:span><text:span text:style-name="T6">cumulative scores and current standings</text:span></text:p>
        </text:list-item>
      </text:list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tlegoss </meta:initial-creator>
    <meta:creation-date>2018-03-01T13:32:59.328717004</meta:creation-date>
    <dc:date>2018-03-01T14:25:26.064495285</dc:date>
    <dc:creator>tutlegoss </dc:creator>
    <meta:editing-duration>PT6M1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145" meta:character-count="885" meta:non-whitespace-character-count="763"/>
  </office:meta>
</office:document-meta>
</file>